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Georgia_1.ttf" manifest:media-type="application/x-font-ttf"/>
  <manifest:file-entry manifest:full-path="Fonts/Font_Liberation_Sans_4.ttf" manifest:media-type="application/x-font-ttf"/>
  <manifest:file-entry manifest:full-path="Fonts/Font_Georgia_2.ttf" manifest:media-type="application/x-font-ttf"/>
  <manifest:file-entry manifest:full-path="Fonts/Font_Georgia_3.ttf" manifest:media-type="application/x-font-ttf"/>
  <manifest:file-entry manifest:full-path="Fonts/Font_Georgia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nux_Libertine_G_1.ttf" manifest:media-type="application/x-font-ttf"/>
  <manifest:file-entry manifest:full-path="Fonts/Font_Linux_Libertine_G_2.ttf" manifest:media-type="application/x-font-ttf"/>
  <manifest:file-entry manifest:full-path="Fonts/Font_Linux_Libertine_G_3.ttf" manifest:media-type="application/x-font-ttf"/>
  <manifest:file-entry manifest:full-path="Fonts/Font_OpenSymbol_1.ttf" manifest:media-type="application/x-font-ttf"/>
  <manifest:file-entry manifest:full-path="Fonts/Font_Linux_Libertine_G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fo:margin-left="0.6in" fo:margin-right="0.6in" fo:margin-top="0.25in" fo:margin-bottom="0.25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-left="0in" fo:padding-right="0in" fo:padding-top="0.139in" fo:padding-bottom="0.139in" fo:border-left="none" fo:border-right="none" fo:border-top="0.51pt solid #4472c4" fo:border-bottom="0.51pt solid #4472c4" fo:keep-with-next="auto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style="italic" officeooo:rsid="0012005e" officeooo:paragraph-rsid="0012005e" style:font-style-asian="italic" style:font-style-complex="italic"/>
    </style:style>
    <style:style style:name="P3" style:family="paragraph" style:parent-style-name="Standard">
      <style:text-properties officeooo:paragraph-rsid="0019962b"/>
    </style:style>
    <style:style style:name="P4" style:family="paragraph" style:parent-style-name="Standard" style:list-style-name="L1">
      <style:text-properties officeooo:rsid="0019962b" officeooo:paragraph-rsid="0019962b"/>
    </style:style>
    <style:style style:name="P5" style:family="paragraph" style:parent-style-name="Standard" style:list-style-name="L1">
      <style:text-properties fo:language="en" fo:country="US" officeooo:rsid="0019962b" officeooo:paragraph-rsid="0019962b"/>
    </style:style>
    <style:style style:name="P6" style:family="paragraph" style:parent-style-name="Standard" style:list-style-name="L1">
      <style:text-properties fo:language="ru" fo:country="RU" officeooo:rsid="0019962b" officeooo:paragraph-rsid="0019962b"/>
    </style:style>
    <style:style style:name="P7" style:family="paragraph" style:parent-style-name="Standard" style:list-style-name="L2">
      <style:text-properties officeooo:rsid="0019962b" officeooo:paragraph-rsid="0019962b"/>
    </style:style>
    <style:style style:name="P8" style:family="paragraph" style:parent-style-name="Standard" style:list-style-name="L2">
      <style:text-properties officeooo:rsid="001b7340" officeooo:paragraph-rsid="001b7340"/>
    </style:style>
    <style:style style:name="P9" style:family="paragraph" style:parent-style-name="Standard" style:list-style-name="L3">
      <style:text-properties officeooo:rsid="001fe7c4" officeooo:paragraph-rsid="001fe7c4"/>
    </style:style>
    <style:style style:name="P10" style:family="paragraph" style:parent-style-name="Standard" style:list-style-name="L4">
      <style:text-properties officeooo:rsid="001cd4a0" officeooo:paragraph-rsid="001cd4a0"/>
    </style:style>
    <style:style style:name="P11" style:family="paragraph" style:parent-style-name="Standard" style:list-style-name="L4">
      <style:text-properties officeooo:rsid="001d8ff6" officeooo:paragraph-rsid="001d8ff6"/>
    </style:style>
    <style:style style:name="P12" style:family="paragraph" style:parent-style-name="Standard" style:list-style-name="L4">
      <style:text-properties officeooo:rsid="001fe7c4" officeooo:paragraph-rsid="001fe7c4"/>
    </style:style>
    <style:style style:name="P13" style:family="paragraph" style:parent-style-name="Standard">
      <style:text-properties officeooo:paragraph-rsid="001fe7c4"/>
    </style:style>
    <style:style style:name="P14" style:family="paragraph" style:parent-style-name="Standard" style:list-style-name="L5">
      <style:text-properties officeooo:paragraph-rsid="001fe7c4"/>
    </style:style>
    <style:style style:name="P15" style:family="paragraph" style:parent-style-name="Standard" style:list-style-name="L5">
      <style:text-properties officeooo:rsid="001fe7c4" officeooo:paragraph-rsid="001fe7c4"/>
    </style:style>
    <style:style style:name="P16" style:family="paragraph" style:parent-style-name="Standard" style:list-style-name="L5">
      <style:text-properties fo:language="en" fo:country="US" officeooo:rsid="001fe7c4" officeooo:paragraph-rsid="001fe7c4"/>
    </style:style>
    <style:style style:name="P17" style:family="paragraph" style:parent-style-name="Standard" style:list-style-name="L5">
      <style:text-properties fo:language="ru" fo:country="RU" officeooo:rsid="001fe7c4" officeooo:paragraph-rsid="001fe7c4"/>
    </style:style>
    <style:style style:name="T1" style:family="text">
      <style:text-properties fo:color="#4472c4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4472c4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3" style:family="text">
      <style:text-properties officeooo:rsid="001fe7c4"/>
    </style:style>
    <style:style style:name="T4" style:family="text">
      <style:text-properties fo:language="en" fo:country="US" officeooo:rsid="00131e8d"/>
    </style:style>
    <style:style style:name="T5" style:family="text">
      <style:text-properties fo:language="ru" fo:country="RU" officeooo:rsid="00131e8d"/>
    </style:style>
    <style:style style:name="T6" style:family="text">
      <style:text-properties officeooo:rsid="00131e8d"/>
    </style:style>
    <style:style style:name="T7" style:family="text">
      <style:text-properties officeooo:rsid="0019962b"/>
    </style:style>
    <style:style style:name="T8" style:family="text">
      <style:text-properties officeooo:rsid="00165413"/>
    </style:style>
    <style:style style:name="T9" style:family="text">
      <style:text-properties officeooo:rsid="0014bae7"/>
    </style:style>
    <style:style style:name="T10" style:family="text">
      <style:text-properties officeooo:rsid="0016ffd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en" fo:country="US" officeooo:rsid="00217de0"/>
    </style:style>
    <style:style style:name="T13" style:family="text">
      <style:text-properties fo:language="en" fo:country="US" officeooo:rsid="001fe7c4"/>
    </style:style>
    <style:style style:name="T14" style:family="text">
      <style:text-properties fo:language="ru" fo:country="RU" officeooo:rsid="001fe7c4"/>
    </style:style>
    <style:style style:name="T15" style:family="text">
      <style:text-properties officeooo:rsid="001b734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ision</text:span><text:span text:style-name="T2">-документ</text:span></text:p>
      <text:p text:style-name="P2">Tetris <text:span text:style-name="T3">Online</text:span></text:p>
      <text:p text:style-name="Standard"/>
      <text:h text:style-name="Heading_20_2" text:outline-level="2">Описание продукта</text:h>
      <text:p text:style-name="Standard"/>
      <text:p text:style-name="Standard">Платформа: <text:span text:style-name="T4">PC, Nintendo, PS, Xbox, Mobile, </text:span><text:span text:style-name="T5">игровые автоматы</text:span></text:p>
      <text:p text:style-name="Standard">Сегмент: <text:span text:style-name="T5">Казуальная короткая игра</text:span></text:p>
      <text:p text:style-name="Standard">Модель монетизации: <text:span text:style-name="T4">Pay to play</text:span></text:p>
      <text:p text:style-name="Standard">Жанр: <text:span text:style-name="T5">Пазл</text:span></text:p>
      <text:p text:style-name="Standard">Сеттинг: -</text:p>
      <text:p text:style-name="Standard">Движок: <text:span text:style-name="T4">Unreal Engine 5</text:span></text:p>
      <text:p text:style-name="Standard">Арт-стиль: <text:span text:style-name="T6">Пиксель</text:span></text:p>
      <text:p text:style-name="Standard"/>
      <text:h text:style-name="Heading_20_2" text:outline-level="2">Целевая аудитория</text:h>
      <text:p text:style-name="Standard"/>
      <text:p text:style-name="Standard">Сегмент ЦА: <text:span text:style-name="T7">казуалы, дети</text:span></text:p>
      <text:p text:style-name="Standard">Пол/возраст: <text:span text:style-name="T8">0</text:span><text:span text:style-name="T9">+</text:span></text:p>
      <text:p text:style-name="P3">Поведение: <text:span text:style-name="T10">желающие медитативно расслабиться, достигаторы высоких уровней</text:span></text:p>
      <text:p text:style-name="P3">Каналы:</text:p>
      <text:list text:style-name="L1">
        <text:list-item>
          <text:p text:style-name="P4">Продажи:</text:p>
          <text:list>
            <text:list-item>
              <text:p text:style-name="P5">Steam</text:p>
            </text:list-item>
            <text:list-item>
              <text:p text:style-name="P5">EpicGames</text:p>
            </text:list-item>
            <text:list-item>
              <text:p text:style-name="P5">GOG</text:p>
            </text:list-item>
            <text:list-item>
              <text:p text:style-name="P5">Google Play</text:p>
            </text:list-item>
            <text:list-item>
              <text:p text:style-name="P5">AppStore</text:p>
            </text:list-item>
            <text:list-item>
              <text:p text:style-name="P5">AppGallery</text:p>
            </text:list-item>
            <text:list-item>
              <text:p text:style-name="P5">RuStore</text:p>
            </text:list-item>
            <text:list-item>
              <text:p text:style-name="P6">Дистрибьюторы для автоматов</text:p>
            </text:list-item>
            <text:list-item>
              <text:p text:style-name="P6">Прямые продажи в игровые залы</text:p>
            </text:list-item>
          </text:list>
        </text:list-item>
        <text:list-item>
          <text:p text:style-name="P6">Реклама:</text:p>
          <text:list>
            <text:list-item>
              <text:p text:style-name="P6">Реклама в магазинах игр</text:p>
            </text:list-item>
            <text:list-item>
              <text:p text:style-name="P6"><text:soft-page-break/>Реклама в других приложениях</text:p>
            </text:list-item>
          </text:list>
        </text:list-item>
      </text:list>
      <text:p text:style-name="Standard">Референсы по ЦА: <text:span text:style-name="T7">Три в ряд, </text:span><text:span text:style-name="Strong_20_Emphasis"><text:span text:style-name="T11">Candy Crush Saga</text:span></text:span></text:p>
      <text:p text:style-name="Standard">Есть ли франшиза: <text:span text:style-name="T7">да</text:span></text:p>
      <text:p text:style-name="Standard">Целевой рынок: <text:span text:style-name="T10">все страны</text:span></text:p>
      <text:p text:style-name="P3">USP-игры:</text:p>
      <text:list text:style-name="L2">
        <text:list-item>
          <text:p text:style-name="P7">простота механики игры</text:p>
        </text:list-item>
        <text:list-item>
          <text:p text:style-name="P7">огромное количество уровней</text:p>
          <text:list>
            <text:list-item>
              <text:p text:style-name="P7">усложнение по мере прохождения для достигаторов, меряющихся набитыми очками в игре</text:p>
            </text:list-item>
            <text:list-item>
              <text:p text:style-name="P7">увеличение азарта</text:p>
            </text:list-item>
          </text:list>
        </text:list-item>
        <text:list-item>
          <text:p text:style-name="P8">короткие сессии, позволяющие отложить игру по мере необходимости</text:p>
        </text:list-item>
        <text:list-item>
          <text:p text:style-name="P8"/>
        </text:list-item>
      </text:list>
      <text:p text:style-name="Standard"/>
      <text:h text:style-name="Heading_20_2" text:outline-level="2">Гейм-дизайн и другое</text:h>
      <text:p text:style-name="Standard"/>
      <text:p text:style-name="Standard">Игровой цикл:</text:p>
      <text:list text:style-name="L3">
        <text:list-item>
          <text:p text:style-name="P9">Регистрация в облаке</text:p>
        </text:list-item>
        <text:list-item>
          <text:p text:style-name="P9">Прохождение нескольких уровней</text:p>
          <text:list>
            <text:list-item>
              <text:p text:style-name="P9">Запускается таймер уровня</text:p>
            </text:list-item>
            <text:list-item>
              <text:p text:style-name="P9">Каждая сложенная фигурка добавляет очки</text:p>
            </text:list-item>
            <text:list-item>
              <text:p text:style-name="P9">Заполненная линия исчезает и добавляет очки</text:p>
            </text:list-item>
          </text:list>
        </text:list-item>
        <text:list-item>
          <text:p text:style-name="P9">Обновление сохраненного в профиле максимума набитых очков</text:p>
        </text:list-item>
      </text:list>
      <text:p text:style-name="Standard">Референсы на геймплей и механики: <text:span text:style-name="T12">Tetris Classic</text:span></text:p>
      <text:p text:style-name="Standard">Желаемые косты и сроки: <text:span text:style-name="T13">1 </text:span><text:span text:style-name="T14">млн</text:span><text:span text:style-name="T15">. руб., 2 месяца</text:span></text:p>
      <text:list text:style-name="L4">
        <text:list-item>
          <text:p text:style-name="P10">Зарплата программиста</text:p>
        </text:list-item>
        <text:list-item>
          <text:p text:style-name="P10">Тестирование на различных устройствах через аренду</text:p>
        </text:list-item>
        <text:list-item>
          <text:p text:style-name="P11">Реклама</text:p>
        </text:list-item>
        <text:list-item>
          <text:p text:style-name="P12">Облако для статистики игроков</text:p>
        </text:list-item>
      </text:list>
      <text:p text:style-name="Standard">Издатель: <text:span text:style-name="T15">1С</text:span></text:p>
      <text:p text:style-name="P13">Риски:</text:p>
      <text:list text:style-name="L5">
        <text:list-item>
          <text:p text:style-name="P14"><text:span text:style-name="T3">нежелание игроков платить за простую игру</text:span></text:p>
        </text:list-item>
        <text:list-item>
          <text:p text:style-name="P15">огромное количество других казуальных игр</text:p>
        </text:list-item>
        <text:list-item>
          <text:p text:style-name="P15">низкая популярность компьютерных игр на игровых автоматах</text:p>
        </text:list-item>
        <text:list-item>
          <text:p text:style-name="P15"><text:soft-page-break/>поддержка облака</text:p>
          <text:list>
            <text:list-item>
              <text:p text:style-name="P15">фрод</text:p>
            </text:list-item>
            <text:list-item>
              <text:p text:style-name="P16">DDOS</text:p>
            </text:list-item>
            <text:list-item>
              <text:p text:style-name="P17">оплата серверов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Intense_20_Quote" style:display-name="Intense Quote" style:family="paragraph" style:parent-style-name="normal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472c4" fo:border-bottom="0.51pt solid #4472c4"/>
      <style:text-properties fo:color="#4472c4" loext:opacity="100%" fo:font-style="italic" style:font-style-asian="italic" style:font-style-complex="italic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Default_20_Paragraph_20_Font" style:display-name="Default Paragraph Font" style:family="text"/>
    <style:style style:name="Intense_20_Quote_20_Char" style:display-name="Intense Quote Char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5-20T12:43:00</meta:creation-date>
    <meta:initial-creator>Константин Сахнов</meta:initial-creator>
    <meta:generator>LibreOffice/25.8.4.2$Windows_X86_64 LibreOffice_project/290daaa01b999472f0c7a3890eb6a550fd74c6df</meta:generator>
    <dc:date>2026-01-31T10:32:40.687409100</dc:date>
    <meta:editing-duration>PT46M53S</meta:editing-duration>
    <meta:editing-cycles>11</meta:editing-cycles>
    <meta:document-statistic meta:table-count="0" meta:image-count="0" meta:object-count="0" meta:page-count="3" meta:paragraph-count="61" meta:word-count="243" meta:character-count="1531" meta:non-whitespace-character-count="1384"/>
  </office:meta>
</office:document-meta>
</file>